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" fo:font-size="7pt" style:font-size-asian="7pt" style:font-size-complex="7pt"/>
    </style:style>
    <style:style style:name="P14" style:family="paragraph">
      <style:paragraph-properties fo:text-align="center" style:writing-mode="lr-tb"/>
      <style:text-properties fo:color="#999999" loext:opacity="100%" fo:font-size="10pt"/>
    </style:style>
    <style:style style:name="P15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6" style:family="paragraph">
      <style:paragraph-properties fo:text-align="center" style:writing-mode="lr-tb"/>
      <style:text-properties fo:color="#00a933" loext:opacity="100%" style:font-name="Hack Nerd Font Mono" fo:font-size="14pt"/>
    </style:style>
    <style:style style:name="P1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/>
    </style:style>
    <style:style style:name="P18" style:family="paragraph"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20" style:family="paragraph"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8" style:family="paragraph">
      <style:paragraph-properties fo:text-align="center" style:writing-mode="lr-tb"/>
      <style:text-properties fo:color="#2a6099" loext:opacity="100%" style:font-name="Hack Nerd Font Mono" fo:font-size="8pt"/>
    </style:style>
    <style:style style:name="P2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" fo:font-size="8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6" style:family="paragraph"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40" style:family="paragraph">
      <style:paragraph-properties fo:text-align="center" style:writing-mode="lr-tb"/>
      <style:text-properties fo:color="#2a6099" loext:opacity="100%" style:font-name="Hack Nerd Font Mono" fo:font-size="11pt"/>
    </style:style>
    <style:style style:name="P41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1pt"/>
    </style:style>
    <style:style style:name="P42" style:family="paragraph">
      <style:paragraph-properties fo:text-align="center" style:writing-mode="lr-tb"/>
      <style:text-properties fo:color="#00a933" loext:opacity="100%" style:font-name="Hack Nerd Font Mono" fo:font-size="7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/>
    </style:style>
    <style:style style:name="P44" style:family="paragraph"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6" style:family="paragraph"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P4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T1" style:family="text">
      <style:text-properties fo:color="#2a6099" loext:opacity="100%" style:font-name="Hack Nerd Font Mono" fo:font-size="14pt"/>
    </style:style>
    <style:style style:name="T2" style:family="text">
      <style:text-properties fo:color="#00a933" loext:opacity="100%" style:font-name="Hack Nerd Font Mono" fo:font-size="9pt"/>
    </style:style>
    <style:style style:name="T3" style:family="text">
      <style:text-properties fo:color="#00a933" loext:opacity="100%" style:font-name="Hack Nerd Font Mono" fo:font-size="9pt" style:font-size-asian="9pt" style:font-size-complex="9pt"/>
    </style:style>
    <style:style style:name="T4" style:family="text">
      <style:text-properties fo:color="#00a933" loext:opacity="100%" style:font-name="Hack Nerd Font Mono" fo:font-size="7pt" style:font-size-asian="7pt" style:font-size-complex="7pt"/>
    </style:style>
    <style:style style:name="T5" style:family="text">
      <style:text-properties fo:color="#00a933" loext:opacity="100%" style:font-name="Hack Nerd Font Mono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 fo:font-size="10pt"/>
    </style:style>
    <style:style style:name="T8" style:family="text">
      <style:text-properties fo:color="#00a933" loext:opacity="100%" style:font-name="Hack Nerd Font Mono" fo:font-size="14pt"/>
    </style:style>
    <style:style style:name="T9" style:family="text">
      <style:text-properties fo:color="#00a933" loext:opacity="100%" style:font-name="Hack Nerd Font Mono" fo:font-size="14pt" style:font-size-asian="10pt" style:font-size-complex="10pt"/>
    </style:style>
    <style:style style:name="T10" style:family="text">
      <style:text-properties fo:color="#00a933" loext:opacity="100%" style:font-name="Hack Nerd Font Mono" fo:font-size="14pt" style:font-size-asian="9pt" style:font-size-complex="9pt"/>
    </style:style>
    <style:style style:name="T11" style:family="text">
      <style:text-properties fo:color="#2a6099" loext:opacity="100%" style:font-name="Hack Nerd Font Mono" fo:font-size="10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Hack Nerd Font Mono" fo:font-size="8pt"/>
    </style:style>
    <style:style style:name="T14" style:family="text">
      <style:text-properties fo:color="#00a933" loext:opacity="100%" style:font-name="Hack Nerd Font Mono" fo:font-size="8pt"/>
    </style:style>
    <style:style style:name="T15" style:family="text">
      <style:text-properties fo:color="#00a933" loext:opacity="100%" style:font-name="Hack Nerd Font Mono" fo:font-size="8pt" style:font-size-asian="10pt" style:font-size-complex="10pt"/>
    </style:style>
    <style:style style:name="T16" style:family="text">
      <style:text-properties fo:color="#00a933" loext:opacity="100%" style:font-name="Hack Nerd Font Mono" fo:font-size="8pt" style:font-size-asian="9pt" style:font-size-complex="9pt"/>
    </style:style>
    <style:style style:name="T17" style:family="text">
      <style:text-properties fo:color="#2a6099" loext:opacity="100%" style:font-name="Hack Nerd Font Mono" fo:font-size="11pt"/>
    </style:style>
    <style:style style:name="T18" style:family="text">
      <style:text-properties fo:color="#00a933" loext:opacity="100%" style:font-name="Hack Nerd Font Mono" fo:font-size="7pt"/>
    </style:style>
    <style:style style:name="T19" style:family="text">
      <style:text-properties fo:color="#00a933" loext:opacity="100%" style:font-name="Hack Nerd Font Mono" fo:font-size="7pt" style:font-size-asian="10pt" style:font-size-complex="10pt"/>
    </style:style>
    <style:style style:name="T20" style:family="text">
      <style:text-properties fo:color="#00a933" loext:opacity="100%" style:font-name="Hack Nerd Font Mono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6">.</text:span></text:p>
          <text:p text:style-name="P11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“</text:span></text:p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4">enter</text:span></text:p>
          <text:p text:style-name="P13"><text:span text:style-name="T4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504cm" svg:height="1.249cm" svg:x="19.246cm" svg:y="1.451cm">
          <text:p text:style-name="P18"><text:span text:style-name="T9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2.9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2.951cm">
          <text:p text:style-name="P20"><text:span text:style-name="T10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 text:style-name="P20"><text:span text:style-name="T10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1">Wh</text:span></text:p>
          <text:p text:style-name="P25"><text:span text:style-name="T1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1">Wh</text:span></text:p>
          <text:p text:style-name="P25"><text:span text:style-name="T11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15cm" svg:height="1.25cm" svg:x="3.414cm" svg:y="1.2cm">
          <text:p text:style-name="P25"><text:span text:style-name="T12">Wh </text:span><text:span text:style-name="T1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1">Wh</text:span></text:p>
          <text:p text:style-name="P25"><text:span text:style-name="T1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2.7cm">
          <text:p text:style-name="P28"><text:span text:style-name="T13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2.45cm">
          <text:p text:style-name="P28"><text:span text:style-name="T13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2.7cm">
          <text:p text:style-name="P28"><text:span text:style-name="T13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6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 text:style-name="P28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 text:style-name="P28"><text:span text:style-name="T13">Pg</text:span></text:p>
          <text:p text:style-name="P32"><text:span text:style-name="T1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Pg</text:span></text:p>
          <text:p text:style-name="P32"><text:span text:style-name="T1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35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3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3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3.95cm">
          <text:p text:style-name="P28"><text:span text:style-name="T13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4.2cm">
          <text:p text:style-name="P28"><text:span text:style-name="T13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7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1.2cm">
          <text:p text:style-name="P28"><text:span text:style-name="T13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Vol</text:span></text:p>
          <text:p text:style-name="P28"><text:span text:style-name="T13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Vol</text:span></text:p>
          <text:p text:style-name="P33"><text:span text:style-name="T15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9" draw:layer="layout" svg:width="1.219cm" svg:height="1.25cm" svg:x="13.377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4.84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9" draw:layer="layout" svg:width="1.219cm" svg:height="1.25cm" svg:x="16.30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9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0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7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0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1.2cm">
          <text:p text:style-name="P40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0.95cm">
          <text:p text:style-name="P40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1.2cm">
          <text:p text:style-name="P40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5" draw:layer="layout" svg:width="1.504cm" svg:height="1.249cm" svg:x="19.246cm" svg:y="1.451cm">
          <text:p text:style-name="P44"><text:span text:style-name="T19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2.4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2.9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2.7cm">
          <text:p text:style-name="P40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2.45cm">
          <text:p text:style-name="P40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2.7cm">
          <text:p text:style-name="P40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7" draw:layer="layout" svg:width="1.504cm" svg:height="1.249cm" svg:x="19.246cm" svg:y="2.951cm">
          <text:p text:style-name="P46"><text:span text:style-name="T20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3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77cm" svg:y="4.2cm">
          <text:p text:style-name="P40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4cm" svg:y="3.95cm">
          <text:p text:style-name="P40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03cm" svg:y="4.2cm">
          <text:p text:style-name="P40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10-14T18:25:54.052909303</dc:date>
    <meta:editing-duration>PT7H5M18S</meta:editing-duration>
    <meta:editing-cycles>15</meta:editing-cycles>
    <meta:generator>LibreOffice/7.3.6.2$Linux_X86_64 LibreOffice_project/30$Build-2</meta:generator>
    <meta:document-statistic meta:object-count="1019"/>
  </office:meta>
</office:document-meta>
</file>